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7mm"/>
    </style:style>
    <style:style style:name="co2" style:family="table-column">
      <style:table-column-properties fo:break-before="auto" style:column-width="82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.3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ce181e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 style:font-weight-complex="bold" style:font-weight-asian="bold" fo:font-weight="bold"/>
    </style:style>
    <style:style style:name="T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1" office:value-type="string" calcext:value-type="string">
            <text:p>Pointers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ce2" office:value-type="string" calcext:value-type="string">
            <text:p>If you use government employees, students, or soldiers, make every effort to ensure <text:span text:style-name="T1">they </text:span><text:span text:style-name="T2">participate because of the money received and the possible bonus</text:span> to be earned if they appear truthful on the test. <text:span text:style-name="T3">If money is secondary to their primary motivation for participation, you are likely to get weak results.</text:span> This is as true for EyeDetect research as well as polygraph research.</text:p>
          </table:table-cell>
          <table:table-cell table:style-name="ce3" office:value-type="string" calcext:value-type="string">
            <text:p>Mock Crime Protocol for EyeDetect;</text:p>
            <text:p/>
            <text:p>J. C. Kircher, Ocular-Motor Deception Test. Elsevier Inc., 2018.</text:p>
          </table:table-cell>
        </table:table-row>
        <table:table-row table:style-name="ro2">
          <table:table-cell table:style-name="ce3" office:value-type="string" calcext:value-type="string">
            <text:p>The room where subjects receive instructions should be some distance from where they commit the mock crime; and the location of the mock crime should be some distance from the testing room.</text:p>
            <text:p>We provide subjects with maps and move them between buildings, or have them travel to different floors in the same building</text:p>
          </table:table-cell>
          <table:table-cell table:style-name="ce3" office:value-type="string" calcext:value-type="string">
            <text:p>Mock Crime Protocol for EyeDetect</text:p>
            <text:p/>
            <text:p><text:span text:style-name="T4">J. C. Kircher, Ocular-Motor Deception Test. Elsevier Inc., 2018.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3">Use a between-group design</text:span> to compare multiple ocular-based approaches to deception detection. A within-subject comparison would be more powerful and more efficient but differences between methods could be due to sequencing (differential carryover), even with counterbalancing.</text:p>
          </table:table-cell>
          <table:table-cell table:style-name="ce7" office:value-type="string" calcext:value-type="string">
            <text:p>Mock Crime Protocol for EyeDetect</text:p>
          </table:table-cell>
        </table:table-row>
        <table:table-row table:style-name="ro4">
          <table:table-cell table:style-name="ce4" office:value-type="string" calcext:value-type="string">
            <text:p>We designed the <text:span text:style-name="T3">neutral statements to require relatively little cognitive effort</text:span> and an opportunity for recovery from reactions to the prior statement</text:p>
          </table:table-cell>
          <table:table-cell table:style-name="ce7" office:value-type="string" calcext:value-type="string">
            <text:p>J. C. Kircher, Ocular-Motor Deception Test. Elsevier Inc., 2018</text:p>
          </table:table-cell>
        </table:table-row>
        <table:table-row table:style-name="ro5">
          <table:table-cell table:style-name="ce5" office:value-type="string" calcext:value-type="string">
            <text:p>Subsequently, Krapohl and Rosales (2014) obtained similar results in a field study of the RI test. They reported 81.5% correct decisions on deceptive cases but only 47% correct decisions on truthful cases.</text:p>
          </table:table-cell>
          <table:table-cell table:style-name="ce7" office:value-type="string" calcext:value-type="string">
            <text:p>J. C. Kircher, Ocular-Motor Deception Test. Elsevier Inc., 2018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0:56:52.026394795</meta:creation-date>
    <dc:date>2019-02-22T15:07:27.976602431</dc:date>
    <meta:editing-duration>PT3H30M15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